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a35" officeooo:paragraph-rsid="001daa35"/>
    </style:style>
    <style:style style:name="P2" style:family="paragraph" style:parent-style-name="Standard">
      <style:text-properties fo:font-weight="bold" officeooo:rsid="001daa35" officeooo:paragraph-rsid="001daa35" style:font-weight-asian="bold" style:font-weight-complex="bold"/>
    </style:style>
    <style:style style:name="P3" style:family="paragraph" style:parent-style-name="Standard">
      <style:text-properties fo:font-weight="normal" officeooo:rsid="001daa35" officeooo:paragraph-rsid="001daa35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daa35" officeooo:paragraph-rsid="001daa3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8d8bb" officeooo:paragraph-rsid="0008d8bb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1daa35" officeooo:paragraph-rsid="001daa35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daa35" officeooo:paragraph-rsid="001daa35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bold" officeooo:rsid="0008d8bb" officeooo:paragraph-rsid="0008d8bb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8d8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Command Name</text:span> – <text:span text:style-name="T5">OfficeMode</text:span></text:p>
      <text:p text:style-name="P2"/>
      <text:p text:style-name="P1"><text:span text:style-name="T1">Function –</text:span> <text:span text:style-name="T5">launches the Office Mode for the environment</text:span></text:p>
      <text:p text:style-name="P1"/>
      <text:p text:style-name="P2">Algorithm <text:span text:style-name="T2">- </text:span></text:p>
      <text:p text:style-name="P3"/>
      <text:list xml:id="list1617713011" text:style-name="L1">
        <text:list-item>
          <text:p text:style-name="P4">Start</text:p>
        </text:list-item>
        <text:list-item>
          <text:p text:style-name="P5">Open Mailspring</text:p>
        </text:list-item>
        <text:list-item>
          <text:p text:style-name="P5">Open Whatsapp Desktop</text:p>
        </text:list-item>
        <text:list-item>
          <text:p text:style-name="P8"><text:span text:style-name="T2">Open Google Drive on Google Chrome</text:span></text:p>
        </text:list-item>
        <text:list-item>
          <text:p text:style-name="P8"><text:span text:style-name="T2">Open Google Docs on Google Chrome</text:span></text:p>
        </text:list-item>
        <text:list-item>
          <text:p text:style-name="P8"><text:span text:style-name="T2">Open your Calender on Google Chrome</text:span></text:p>
        </text:list-item>
        <text:list-item>
          <text:p text:style-name="P7">mount the drive onto the above alias</text:p>
        </text:list-item>
        <text:list-item>
          <text:p text:style-name="P6"><text:span text:style-name="T4">Stop</text:span><text:span text:style-name="T2"> 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0:59:01.050925721</meta:creation-date>
    <dc:date>2018-10-20T11:01:31.149507663</dc:date>
    <meta:editing-duration>PT2M30S</meta:editing-duration>
    <meta:editing-cycles>1</meta:editing-cycles>
    <meta:document-statistic meta:table-count="0" meta:image-count="0" meta:object-count="0" meta:page-count="1" meta:paragraph-count="11" meta:word-count="53" meta:character-count="292" meta:non-whitespace-character-count="254"/>
    <meta:generator>LibreOffice/6.0.6.2$Linux_X86_64 LibreOffice_project/00m0$Build-2</meta:generator>
  </office:meta>
</office:document-meta>
</file>